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="solid" draw:fill-color="#006699" draw:textarea-horizontal-align="justify" draw:textarea-vertical-align="middle" draw:auto-grow-height="false"/>
    </style:style>
    <style:style style:name="gr2" style:family="graphic" style:parent-style-name="standard">
      <style:graphic-properties svg:stroke-color="#7e0021" draw:fill="solid" draw:fill-color="#cc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314004" draw:fill="solid" draw:fill-color="#669900" draw:textarea-horizontal-align="justify" draw:textarea-vertical-align="middle" draw:auto-grow-height="false"/>
    </style:style>
    <style:style style:name="gr4" style:family="graphic" style:parent-style-name="standard">
      <style:graphic-properties svg:stroke-color="#dd4814" draw:fill="solid" draw:fill-color="#ff9900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heads_20_1" draw:marker-end="Arrowheads_20_1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start="Arrow" draw:marker-end="Arrow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5.9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4pt" style:font-size-asian="14pt" style:font-size-complex="14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033cm" svg:height="2.032cm" svg:x="16.194cm" svg:y="2.948cm">
          <draw:glue-point draw:id="4" svg:x="-3.353cm" svg:y="5.004cm"/>
          <text:p text:style-name="P1"><text:span text:style-name="T1">Friend Doo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1.176cm" svg:height="2.032cm" svg:x="2.351cm" svg:y="2.948cm">
          <text:p text:style-name="P2">Friend Cor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1.176cm" svg:height="2.032cm" svg:x="2.351cm" svg:y="6.034cm">
          <text:p text:style-name="P2">Applications List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6.731cm" svg:height="2.032cm" svg:x="2.351cm" svg:y="9.247cm">
          <text:p text:style-name="P1"><text:span text:style-name="T1">User m0ns00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037cm" svg:height="2.032cm" svg:x="9.463cm" svg:y="8.847cm">
          <text:p text:style-name="P1"><text:span text:style-name="T1">User stefko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5.461cm" svg:height="2.032cm" svg:x="2.351cm" svg:y="15.747cm">
          <text:p text:style-name="P3"><text:span text:style-name="T2">Shel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5.461cm" svg:height="2.032cm" svg:x="2.351cm" svg:y="12.13cm">
          <text:p text:style-name="P3"><text:span text:style-name="T2">Artisa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5.461cm" svg:height="2.032cm" svg:x="8.066cm" svg:y="13.53cm">
          <text:p text:style-name="P4"><text:span text:style-name="T3">App data / permiss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5.461cm" svg:height="2.032cm" svg:x="8.066cm" svg:y="17.158cm">
          <text:p text:style-name="P4"><text:span text:style-name="T3">App data / permiss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461cm" svg:height="2.032cm" svg:x="16.194cm" svg:y="10.136cm">
          <draw:glue-point draw:id="4" svg:x="5cm" svg:y="-3.125cm"/>
          <text:p text:style-name="P3"><text:span text:style-name="T2">Shell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16.194cm" svg:y1="3.964cm" svg:x2="13.527cm" svg:y2="3.964cm" draw:start-shape="id1" draw:start-glue-point="3" draw:end-shape="id2" svg:d="M16194 3964h-2667" svg:viewBox="0 0 2668 1">
          <text:p/>
        </draw:connector>
        <draw:connector draw:style-name="gr7" draw:text-style-name="P2" draw:layer="layout" draw:type="curve" svg:x1="18.924cm" svg:y1="6.196cm" svg:x2="17.846cm" svg:y2="4.98cm" draw:start-shape="id3" draw:start-glue-point="0" draw:end-shape="id1" draw:end-glue-point="4" svg:d="M18924 6196c0-912-1078-304-1078-1216" svg:viewBox="0 0 1079 1217">
          <text:p/>
        </draw:connector>
        <draw:connector draw:style-name="gr7" draw:text-style-name="P2" draw:layer="layout" draw:type="curve" draw:line-skew="-0.128cm -2.007cm" svg:x1="21.654cm" svg:y1="10.517cm" svg:x2="21.21cm" svg:y2="4.98cm" draw:start-shape="id4" draw:start-glue-point="4" draw:end-shape="id1" draw:end-glue-point="2" svg:d="M21654 10517c559 0 467-2483 216-3654s-660-1027-660-1883" svg:viewBox="0 0 858 5538">
          <text:p/>
        </draw:connector>
        <draw:connector draw:style-name="gr8" draw:text-style-name="P2" draw:layer="layout" draw:type="curve" svg:x1="7.939cm" svg:y1="4.98cm" svg:x2="7.939cm" svg:y2="6.034cm" draw:start-shape="id2" draw:start-glue-point="2" draw:end-shape="id5" draw:end-glue-point="0" svg:d="M7939 4980v1054" svg:viewBox="0 0 1 1055">
          <text:p/>
        </draw:connector>
        <draw:connector draw:style-name="gr9" draw:text-style-name="P2" draw:layer="layout" draw:type="curve" svg:x1="7.939cm" svg:y1="8.066cm" svg:x2="11.481cm" svg:y2="8.847cm" draw:start-shape="id5" draw:start-glue-point="2" draw:end-shape="id6" draw:end-glue-point="0" svg:d="M7939 8066c0 586 3542 196 3542 781" svg:viewBox="0 0 3543 782">
          <text:p/>
        </draw:connector>
        <draw:connector draw:style-name="gr8" draw:text-style-name="P2" draw:layer="layout" draw:type="curve" svg:x1="7.939cm" svg:y1="8.066cm" svg:x2="5.716cm" svg:y2="9.247cm" draw:start-shape="id5" draw:start-glue-point="2" draw:end-shape="id7" draw:end-glue-point="0" svg:d="M7939 8066c0 886-2223 296-2223 1181" svg:viewBox="0 0 2224 1182">
          <text:p/>
        </draw:connector>
        <draw:connector draw:style-name="gr8" draw:text-style-name="P2" draw:layer="layout" draw:type="curve" svg:x1="5.716cm" svg:y1="11.279cm" svg:x2="5.081cm" svg:y2="12.13cm" draw:start-shape="id7" draw:start-glue-point="2" draw:end-shape="id8" draw:end-glue-point="0" svg:d="M5716 11279c0 639-635 214-635 851" svg:viewBox="0 0 636 852">
          <text:p/>
        </draw:connector>
        <draw:connector draw:style-name="gr8" draw:text-style-name="P2" draw:layer="layout" draw:type="curve" svg:x1="7.812cm" svg:y1="13.146cm" svg:x2="10.796cm" svg:y2="13.53cm" draw:start-shape="id8" draw:start-glue-point="1" draw:end-shape="id9" draw:end-glue-point="0" svg:d="M7812 13146c1990 0 2984 128 2984 384" svg:viewBox="0 0 2985 385">
          <text:p/>
        </draw:connector>
        <draw:connector draw:style-name="gr8" draw:text-style-name="P2" draw:layer="layout" draw:type="curve" svg:x1="2.351cm" svg:y1="10.263cm" svg:x2="2.351cm" svg:y2="16.763cm" draw:start-shape="id7" draw:start-glue-point="3" draw:end-shape="id10" draw:end-glue-point="3" svg:d="M2351 10263c-753 0-753 6500 0 6500" svg:viewBox="0 0 566 6501">
          <text:p/>
        </draw:connector>
        <draw:connector draw:style-name="gr8" draw:text-style-name="P2" draw:layer="layout" draw:type="curve" svg:x1="7.812cm" svg:y1="16.763cm" svg:x2="10.796cm" svg:y2="17.158cm" draw:start-shape="id10" draw:start-glue-point="1" draw:end-shape="id11" draw:end-glue-point="0" svg:d="M7812 16763c1990 0 2984 131 2984 395" svg:viewBox="0 0 2985 396">
          <text:p/>
        </draw:connector>
        <draw:frame draw:style-name="gr10" draw:text-style-name="P5" draw:layer="layout" svg:width="10.446cm" svg:height="6.223cm" svg:x="16.24cm" svg:y="13.03cm">
          <draw:text-box>
            <text:p text:style-name="P5"><text:span text:style-name="T4">Friend Doors syncronizes which apps are running with Friend Core. Friend Core makes a cache of app data, so it can continuously check if apps have specific permissions.</text:span></text:p>
            <text:p text:style-name="P5"><text:span text:style-name="T4"/></text:p>
            <text:p text:style-name="P5"><text:span text:style-name="T4">This is also cached at the JS/Doors level. Changes are syncronized between the two.</text:span></text:p>
          </draw:text-box>
        </draw:frame>
        <draw:custom-shape draw:style-name="gr5" draw:text-style-name="P4" xml:id="id12" draw:id="id12" draw:layer="layout" svg:width="5.715cm" svg:height="1.143cm" svg:x="22.317cm" svg:y="5.888cm">
          <text:p text:style-name="P4"><text:span text:style-name="T3">App data / permiss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3" draw:id="id13" draw:layer="layout" svg:width="5.715cm" svg:height="1.143cm" svg:x="22.29cm" svg:y="9.882cm">
          <text:p text:style-name="P4"><text:span text:style-name="T3">App data / permissions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21.655cm" svg:y1="7.212cm" svg:x2="25.174cm" svg:y2="7.031cm" draw:start-shape="id3" draw:start-glue-point="1" draw:end-shape="id12" svg:d="M21655 7212c2346 0 3519-60 3519-181" svg:viewBox="0 0 3520 182">
          <text:p/>
        </draw:connector>
        <draw:connector draw:style-name="gr8" draw:text-style-name="P2" draw:layer="layout" draw:type="curve" svg:x1="21.655cm" svg:y1="11.152cm" svg:x2="25.147cm" svg:y2="11.025cm" draw:start-shape="id4" draw:start-glue-point="1" draw:end-shape="id13" svg:d="M21655 11152c2328 0 3492-42 3492-127" svg:viewBox="0 0 3493 128">
          <text:p/>
        </draw:connector>
        <draw:custom-shape draw:style-name="gr4" draw:text-style-name="P3" xml:id="id3" draw:id="id3" draw:layer="layout" svg:width="5.461cm" svg:height="2.032cm" svg:x="16.194cm" svg:y="6.196cm">
          <draw:glue-point draw:id="4" svg:x="5cm" svg:y="-3.125cm"/>
          <text:p text:style-name="P3"><text:span text:style-name="T2">Artisan</text:span></text:p>
          <draw:enhanced-geometry svg:viewBox="0 0 21600 21600" draw:type="rectangle" draw:enhanced-path="M 0 0 L 21600 0 21600 21600 0 21600 0 0 Z N"/>
        </draw:custom-shape>
        <draw:frame draw:style-name="gr11" draw:layer="layout" svg:width="15.924cm" svg:height="0.962cm" svg:x="6.888cm" svg:y="1.208cm">
          <draw:text-box>
            <text:p>App data and permissions are cached and syncroniz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gne Titlestad</meta:initial-creator>
    <meta:creation-date>2015-08-07T10:59:31.341709515</meta:creation-date>
    <dc:date>2015-08-07T11:11:36.372403736</dc:date>
    <dc:creator>Hogne Titlestad</dc:creator>
    <meta:editing-duration>P0D</meta:editing-duration>
    <meta:editing-cycles>1</meta:editing-cycles>
    <meta:document-statistic meta:object-count="27"/>
    <meta:generator>LibreOffice/4.2.7.2$Linux_X86_64 LibreOffice_project/420m0$Build-2</meta:generator>
  </office:meta>
</office:document-meta>
</file>